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4e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-cEYzZ3gv6Y" text:style-name="Internet_20_link" text:visited-style-name="Visited_20_Internet_20_Link">https://www.youtube.com/watch?v=-cEYzZ3gv6Y</text:a> <text:s/><text:span text:style-name="T1">(телеграм-бот. К сожаленью одно видео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9:05:23.809083682</meta:creation-date>
    <dc:date>2021-03-15T19:08:50.990369524</dc:date>
    <meta:editing-duration>PT3M29S</meta:editing-duration>
    <meta:editing-cycles>1</meta:editing-cycles>
    <meta:document-statistic meta:table-count="0" meta:image-count="0" meta:object-count="0" meta:page-count="1" meta:paragraph-count="1" meta:word-count="6" meta:character-count="83" meta:non-whitespace-character-count="77"/>
    <meta:generator>LibreOffice/7.0.3.1$Linux_X86_64 LibreOffice_project/00$Build-1</meta:generator>
  </office:meta>
</office:document-meta>
</file>